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3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size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style:font-size-asian="16pt"/>
    </style:style>
    <style:style style:name="T12" style:family="text">
      <style:text-properties style:font-size-complex="16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İterasyon Planı</text:p>
      <text:p text:style-name="P3"><text:span text:style-name="T2"><text:tab/></text:span></text:p>
      <text:p text:style-name="P3"><text:span text:style-name="T2"><text:tab/>1. İterasyon (0-4 Hafta)</text:span></text:p>
      <text:p text:style-name="P3"><text:span text:style-name="T4"><text:tab/>Personel, sisteme uçuş ekleyebilecektir. Müşteriler bileti, satış personelinden alabilecek veya rezervasyon gerçekleştirebilecek.Ayrıca check-in işlemini yapabileceği bir sistem oluşturulması.</text:span></text:p>
      <text:p text:style-name="P3"><text:span text:style-name="T4"><text:tab/></text:span></text:p>
      <text:p text:style-name="P3"><text:span text:style-name="T4"><text:tab/></text:span><text:span text:style-name="T2">2. İterasyon (4-8 Hafta)</text:span></text:p>
      <text:p text:style-name="P3"><text:s text:c="12"/><text:span text:style-name="T5">Kargo işlemleri ile ilgili kargo gonderme, alma, kargoyu takip etme gibi sistemin oluşturulması.</text:span></text:p>
      <text:list xml:id="list1917745576" text:style-name="L3">
        <text:list-item>
          <text:list>
            <text:list-item>
              <text:list>
                <text:list-header>
                  <text:p text:style-name="P2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hmetcan </meta:initial-creator>
    <meta:creation-date>2012-03-20T00:05:20</meta:creation-date>
    <meta:document-statistic meta:table-count="0" meta:image-count="0" meta:object-count="0" meta:page-count="1" meta:paragraph-count="7" meta:word-count="41" meta:character-count="368"/>
    <dc:date>2012-03-20T00:18:43</dc:date>
    <dc:creator>ahmetcan </dc:creator>
    <meta:editing-duration>PT00H13M23S</meta:editing-duration>
    <meta:editing-cycles>1</meta:editing-cycles>
    <meta:generator>OpenOffice.org/3.2$Unix OpenOffice.org_project/320m12$Build-9483</meta:generator>
  </office:meta>
</office:document-meta>
</file>